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</office:font-face-decls>
  <office:automatic-styles>
    <style:style style:name="Table1" style:family="table">
      <style:table-properties style:width="6.375in" fo:margin-left="0.1132in" fo:margin-top="0in" fo:margin-bottom="0in" table:align="left"/>
    </style:style>
    <style:style style:name="Table1.A" style:family="table-column">
      <style:table-column-properties style:column-width="1.5722in"/>
    </style:style>
    <style:style style:name="Table1.B" style:family="table-column">
      <style:table-column-properties style:column-width="1.8438in"/>
    </style:style>
    <style:style style:name="Table1.C" style:family="table-column">
      <style:table-column-properties style:column-width="2.959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2" style:family="table-row">
      <style:table-row-properties style:min-row-height="1.0417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style:font-name="Cambria" fo:font-size="9pt" fo:font-style="italic" style:font-name-asian="Cambria1" style:font-size-asian="9pt" style:font-style-asian="italic" style:font-name-complex="Cambria1" style:font-size-complex="9pt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font-name="Cambria" fo:font-size="10pt" fo:font-weight="bold" style:font-name-asian="Cambria1" style:font-size-asian="10pt" style:font-weight-asian="bold" style:font-name-complex="Cambria1" style:font-size-complex="10pt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font-name="Cambria" fo:font-size="10pt" style:font-name-asian="Cambria1" style:font-size-asian="10pt" style:font-name-complex="Cambria1" style:font-size-complex="10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Cambria" fo:font-size="10pt" fo:font-style="italic" style:font-name-asian="Cambria1" style:font-size-asian="10pt" style:font-style-asian="italic" style:font-name-complex="Cambria1" style:font-size-complex="10pt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style:font-name="Cambria" fo:font-size="8pt" style:font-name-asian="Cambria1" style:font-size-asian="8pt" style:font-name-complex="Cambria1" style:font-size-complex="8pt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style:font-name="Cambria" fo:font-weight="bold" style:font-name-asian="Cambria1" style:font-weight-asian="bold" style:font-name-complex="Cambria1"/>
    </style:style>
    <style:style style:name="P8" style:family="paragraph" style:parent-style-name="Standard">
      <style:paragraph-properties fo:margin-top="0in" fo:margin-bottom="0in" loext:contextual-spacing="false" fo:line-height="115%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</style:style>
    <style:style style:name="P12" style:family="paragraph" style:parent-style-name="Standard" style:master-page-name="First_20_Page">
      <style:paragraph-properties fo:margin-top="0in" fo:margin-bottom="0in" loext:contextual-spacing="false" fo:line-height="115%" style:page-number="1"/>
      <style:text-properties style:font-name="Cambria" fo:font-size="9pt" fo:font-style="italic" style:font-name-asian="Cambria1" style:font-size-asian="9pt" style:font-style-asian="italic" style:font-name-complex="Cambria1" style:font-size-complex="9pt"/>
    </style:style>
    <style:style style:name="P13" style:family="paragraph" style:parent-style-name="Standard" style:list-style-name="WWNum17">
      <style:paragraph-properties fo:margin-left="0.5in" fo:margin-right="0in" fo:line-height="115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8" style:family="paragraph" style:parent-style-name="Standard" style:list-style-name="WWNum19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9" style:family="paragraph" style:parent-style-name="Standard" style:list-style-name="WWNum18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3" style:family="paragraph" style:parent-style-name="Standard" style:list-style-name="WWNum15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4" style:family="paragraph" style:parent-style-name="Standard" style:list-style-name="WWNum2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5" style:family="paragraph" style:parent-style-name="Standard" style:list-style-name="WWNum16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6" style:family="paragraph" style:parent-style-name="Standard" style:list-style-name="WWNum14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9" style:family="paragraph" style:parent-style-name="Standard" style:list-style-name="WWNum2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3" style:family="paragraph" style:parent-style-name="Standard" style:list-style-name="WWNum20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ambria" fo:font-size="10pt" style:font-name-asian="Cambria1" style:font-size-asian="10pt" style:font-name-complex="Cambria1" style:font-size-complex="10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ambria" fo:font-size="8pt" style:font-name-asian="Cambria1" style:font-size-asian="8pt" style:font-name-complex="Cambria1" style:font-size-complex="8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indent="0.5in" style:auto-text-indent="fals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5in" style:auto-text-indent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</style:style>
    <style:style style:name="P44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P45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  <style:text-properties style:font-name="Cambria" fo:font-size="10pt" style:font-name-asian="Cambria1" style:font-size-asian="10pt" style:font-name-complex="Cambria1" style:font-size-complex="10pt"/>
    </style:style>
    <style:style style:name="P4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.5in" style:auto-text-indent="false"/>
    </style:style>
    <style:style style:name="P47" style:family="paragraph" style:parent-style-name="Standard">
      <style:paragraph-properties fo:margin-left="-0.1874in" fo:margin-right="-0.1252in" fo:margin-top="0in" fo:margin-bottom="0in" loext:contextual-spacing="false" fo:line-height="115%" fo:text-align="center" style:justify-single-word="false" fo:text-indent="0in" style:auto-text-indent="false"/>
    </style:style>
    <style:style style:name="T1" style:family="text">
      <style:text-properties style:font-name="Cambria" fo:font-size="10pt" fo:font-weight="bold" style:font-name-asian="Cambria1" style:font-size-asian="10pt" style:font-weight-asian="bold" style:font-name-complex="Cambria1" style:font-size-complex="10pt"/>
    </style:style>
    <style:style style:name="T2" style:family="text">
      <style:text-properties style:font-name="Cambria" fo:font-size="10pt" style:font-name-asian="Cambria1" style:font-size-asian="10pt" style:font-name-complex="Cambria1" style:font-size-complex="10pt"/>
    </style:style>
    <style:style style:name="T3" style:family="text">
      <style:text-properties style:font-name="Cambria" fo:font-size="10pt" style:text-underline-style="solid" style:text-underline-width="auto" style:text-underline-color="font-color" style:font-name-asian="Cambria1" style:font-size-asian="10pt" style:font-name-complex="Cambria1" style:font-size-complex="10pt"/>
    </style:style>
    <style:style style:name="T4" style:family="text">
      <style:text-properties style:font-name="Cambria" fo:font-size="10pt" style:text-underline-style="solid" style:text-underline-width="auto" style:text-underline-color="font-color" fo:font-weight="bold" style:font-name-asian="Cambria1" style:font-size-asian="10pt" style:font-weight-asian="bold" style:font-name-complex="Cambria1" style:font-size-complex="10pt"/>
    </style:style>
    <style:style style:name="T5" style:family="text">
      <style:text-properties style:font-name="Cambria" fo:font-size="10pt" fo:font-style="italic" style:font-name-asian="Cambria1" style:font-size-asian="10pt" style:font-style-asian="italic" style:font-name-complex="Cambria1" style:font-size-complex="10pt"/>
    </style:style>
    <style:style style:name="T6" style:family="text">
      <style:text-properties style:font-name="Cambria" fo:font-size="10pt" fo:font-style="italic" fo:font-weight="bold" style:font-name-asian="Cambria1" style:font-size-asian="10pt" style:font-style-asian="italic" style:font-weight-asian="bold" style:font-name-complex="Cambria1" style:font-size-complex="10pt"/>
    </style:style>
    <style:style style:name="T7" style:family="text">
      <style:text-properties style:font-name="Cambria" fo:font-size="8pt" style:font-name-asian="Cambria1" style:font-size-asian="8pt" style:font-name-complex="Cambria1" style:font-size-complex="8pt"/>
    </style:style>
    <style:style style:name="T8" style:family="text">
      <style:text-properties style:font-name="Cambria" fo:font-size="8pt" style:text-underline-style="none" style:font-name-asian="Cambria1" style:font-size-asian="8pt" style:font-name-complex="Cambria1" style:font-size-complex="8pt"/>
    </style:style>
    <style:style style:name="T9" style:family="text">
      <style:text-properties style:font-name="Cambria" style:font-name-asian="Cambria1" style:font-name-complex="Cambria1"/>
    </style:style>
    <style:style style:name="T10" style:family="text">
      <style:text-properties style:font-name="Cambria" fo:font-size="9pt" fo:font-style="italic" style:font-name-asian="Cambria1" style:font-size-asian="9pt" style:font-style-asian="italic" style:font-name-complex="Cambria1" style:font-size-complex="9pt"/>
    </style:style>
    <style:style style:name="T11" style:family="text">
      <style:text-properties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2" style:family="text">
      <style:text-properties style:font-name="Cambria" fo:font-weight="bold" style:font-name-asian="Cambria1" style:font-weight-asian="bold" style:font-name-complex="Cambria1"/>
    </style:style>
    <style:style style:name="T13" style:family="text">
      <style:text-properties style:font-name="Cambria" fo:font-style="italic" style:font-name-asian="Cambria1" style:font-style-asian="italic" style:font-name-complex="Cambria1"/>
    </style:style>
    <style:style style:name="T14" style:family="text">
      <style:text-properties fo:color="#000099" style:font-name="Cambria" style:font-name-asian="Cambria1" style:font-name-complex="Cambria1"/>
    </style:style>
    <style:style style:name="T15" style:family="text">
      <style:text-properties fo:color="#1155cc" style:font-name="Cambria" fo:font-size="10pt" style:text-underline-style="solid" style:text-underline-width="auto" style:text-underline-color="font-color" fo:font-weight="bold" style:font-name-asian="Cambria1" style:font-size-asian="10pt" style:font-weight-asian="bold" style:font-name-complex="Cambria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8"><text:span text:style-name="T1">PROGRAMMING LANGUAGES AND SKILLS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8"><text:span text:style-name="T7">Scientific Computing</text:span></text:p>
            <text:list xml:id="list6195497472357458123" text:style-name="WWNum17">
              <text:list-item>
                <text:p text:style-name="P13"><text:span text:style-name="T7">MATLAB, <text:s/>AutoCAD</text:span></text:p>
              </text:list-item>
              <text:list-item>
                <text:p text:style-name="P13"><text:span text:style-name="T7">R, R commander</text:span></text:p>
              </text:list-item>
              <text:list-item>
                <text:p text:style-name="P13"><text:span text:style-name="T7">C, Embedded C, C++</text:span></text:p>
              </text:list-item>
            </text:list>
          </table:table-cell>
          <table:table-cell table:style-name="Table1.A1" office:value-type="string">
            <text:p text:style-name="P8"><text:span text:style-name="T7">Java <text:s/>and OSGI Tools</text:span></text:p>
            <text:list xml:id="list3369878016965674924" text:style-name="WWNum5">
              <text:list-item>
                <text:p text:style-name="P16"><text:span text:style-name="T7">Java , Maven, Karaf</text:span></text:p>
              </text:list-item>
              <text:list-item>
                <text:p text:style-name="P16"><text:span text:style-name="T7">Spring, Eureka, </text:span></text:p>
              </text:list-item>
            </text:list>
          </table:table-cell>
          <table:table-cell table:style-name="Table1.A1" office:value-type="string">
            <text:p text:style-name="P8"><text:span text:style-name="T7">Microsoft Related Technologies</text:span></text:p>
            <text:list xml:id="list1116644578148364341" text:style-name="WWNum13">
              <text:list-item>
                <text:p text:style-name="P17"><text:span text:style-name="T7">C#, Entity, <text:s/>MVC, Linq</text:span></text:p>
              </text:list-item>
              <text:list-item>
                <text:p text:style-name="P17"><text:span text:style-name="T7">OpenXml, COM Interop</text:span></text:p>
              </text:list-item>
              <text:list-item>
                <text:p text:style-name="P17"><text:span text:style-name="T7">ASP.NET, WindowsForms</text:span></text:p>
              </text:list-item>
              <text:list-item>
                <text:p text:style-name="P17"><text:span text:style-name="T7">Powershell</text:span></text:p>
              </text:list-item>
            </text:list>
            <text:p text:style-name="P6"/>
            <text:p text:style-name="P38"/>
          </table:table-cell>
        </table:table-row>
        <table:table-row table:style-name="Table1.2">
          <table:table-cell table:style-name="Table1.A1" office:value-type="string">
            <text:p text:style-name="P40"><text:span text:style-name="T7">Cloud Technologies</text:span></text:p>
            <text:list xml:id="list326344234909973251" text:style-name="WWNum10">
              <text:list-item>
                <text:p text:style-name="P37"><text:span text:style-name="T7">AWS EC2, AWS RDS</text:span></text:p>
              </text:list-item>
              <text:list-item>
                <text:p text:style-name="P37"><text:span text:style-name="T7">AWS command line tools Powershell, <text:s/>boto</text:span></text:p>
              </text:list-item>
              <text:list-item>
                <text:p text:style-name="P37"><text:span text:style-name="T7">Docker</text:span></text:p>
              </text:list-item>
            </text:list>
            <text:p text:style-name="P39"/>
          </table:table-cell>
          <table:table-cell table:style-name="Table1.A1" office:value-type="string">
            <text:p text:style-name="P8"><text:span text:style-name="T7">Front End Technologies</text:span></text:p>
            <text:list xml:id="list7483934528042353236" text:style-name="WWNum19">
              <text:list-item>
                <text:p text:style-name="P18"><text:span text:style-name="T7">Javascript , Angular (I/II) </text:span></text:p>
              </text:list-item>
              <text:list-item>
                <text:p text:style-name="P18"><text:span text:style-name="T7">JQuery, Node, React Js</text:span></text:p>
              </text:list-item>
              <text:list-item>
                <text:p text:style-name="P18"><text:span text:style-name="T7">CSS/HTML</text:span></text:p>
              </text:list-item>
              <text:list-item>
                <text:p text:style-name="P18"><text:span text:style-name="T7">Word Press</text:span></text:p>
              </text:list-item>
            </text:list>
            <text:p text:style-name="P38"/>
          </table:table-cell>
          <table:table-cell table:style-name="Table1.A1" office:value-type="string">
            <text:p text:style-name="P11"><text:span text:style-name="T7">Database Technologies</text:span></text:p>
            <text:list xml:id="list134417945823299" text:continue-list="list326344234909973251" text:style-name="WWNum10">
              <text:list-item>
                <text:p text:style-name="P36"><text:span text:style-name="T7">SQL, MySQL</text:span></text:p>
              </text:list-item>
              <text:list-item>
                <text:p text:style-name="P36"><text:span text:style-name="T7">PostgreSQL</text:span></text:p>
              </text:list-item>
              <text:list-item>
                <text:p text:style-name="P36"><text:span text:style-name="T7">MongoDB</text:span></text:p>
              </text:list-item>
            </text:list>
            <text:p text:style-name="P38"/>
          </table:table-cell>
        </table:table-row>
      </table:table>
      <text:p text:style-name="P4"><text:soft-page-break/></text:p>
      <text:p text:style-name="P8"><text:span text:style-name="T1">PROFESSIONAL EXPERIENCE:</text:span></text:p>
      <text:p text:style-name="P3"/>
      <text:p text:style-name="P10"><text:span text:style-name="T3">PointPredictive | San Diego, California (Contract)<text:tab/><text:tab/><text:tab/></text:span><text:span text:style-name="T2">October 2017 - December 2017</text:span></text:p>
      <text:p text:style-name="P8"><text:span text:style-name="T2">Data Science Project: </text:span><text:span text:style-name="T5"><text:s/>Python, PostgreSQL , AWS RDS, Selenium, Pandas, Numpy, Beautiful Soup, Word Press </text:span></text:p>
      <text:list xml:id="list5678374439149935191" text:style-name="WWNum18">
        <text:list-item>
          <text:p text:style-name="P19"><text:span text:style-name="T7">Scrape Economic Research Institutes <text:s/>website for economic data (Selenium,Beautiful Soup) </text:span></text:p>
        </text:list-item>
        <text:list-item>
          <text:p text:style-name="P19"><text:span text:style-name="T7">Implement application that could estimate annual income of loan candidate based on average income of candidates in the surrounding area. A PostgreSQL <text:s/>database populated with <text:s/>2017 census data using <text:s/>tiger line census files was used to store U.S. demographic information. KD tree search was used <text:s/>to group coordinates into clusters. </text:span></text:p>
        </text:list-item>
        <text:list-item>
          <text:p text:style-name="P19"><text:span text:style-name="T7">Cloud based (AWS)</text:span></text:p>
        </text:list-item>
      </text:list>
      <text:p text:style-name="P6"/>
      <text:p text:style-name="P8"><text:span text:style-name="T3">FixQuicker <text:s/>| San Diego, California </text:span><text:span text:style-name="T2"><text:tab/><text:tab/><text:tab/><text:tab/>May 2017 - October 2017</text:span></text:p>
      <text:p text:style-name="P8"><text:span text:style-name="T2">Software Engineer: </text:span><text:span text:style-name="T5"><text:s/>Full Stack: <text:s/>Java, Spring, Eureka, MySQL, AWS</text:span></text:p>
      <text:p text:style-name="P5"/>
      <text:list xml:id="list8593544219733353380" text:style-name="WWNum1">
        <text:list-item>
          <text:p text:style-name="P15"><text:span text:style-name="T7">Modifications of backend Java and MySql to get Roles and Permission working for the website (Mysql, Java Spring)</text:span></text:p>
        </text:list-item>
        <text:list-item>
          <text:p text:style-name="P14"><text:span text:style-name="T7">Development of SMFTP Email MicroService (Java Spring)</text:span></text:p>
        </text:list-item>
        <text:list-item>
          <text:p text:style-name="P14"><text:span text:style-name="T7">Standing up Eureka Service Registry for future microservices (Java, Eureka) </text:span></text:p>
        </text:list-item>
        <text:list-item>
          <text:p text:style-name="P14"><text:span text:style-name="T7">Implementation of UI Mock Ups (HTML, JS, CSS) </text:span></text:p>
        </text:list-item>
        <text:list-item>
          <text:p text:style-name="P20"><text:span text:style-name="T7">Cloud based (AWS)</text:span></text:p>
        </text:list-item>
      </text:list>
      <text:p text:style-name="P8"><text:span text:style-name="T3">BAE Systems | San Diego, California </text:span><text:span text:style-name="T2"><text:tab/><text:tab/><text:tab/><text:tab/>Jan 2017 - October 2017</text:span></text:p>
      <text:p text:style-name="P8"><text:span text:style-name="T2">Cloud Infrastructure Engineer: </text:span><text:span text:style-name="T5"><text:s/>Full Stack: C#,</text:span><text:span text:style-name="T2"> </text:span><text:span text:style-name="T5">Java, Camel, Apache Karaf, Jetty, <text:s/>ReactJs, NodeJs, AWS, <text:s/>ELK Stack, Docker</text:span></text:p>
      <text:p text:style-name="P5"/>
      <text:list xml:id="list134416572219806" text:continue-numbering="true" text:style-name="WWNum1">
        <text:list-item>
          <text:p text:style-name="P14"><text:span text:style-name="T7">General back end maintenance of GXP Platforms service infrastructure <text:s/>(Java, Camel, Karaf ) </text:span></text:p>
        </text:list-item>
        <text:list-item>
          <text:p text:style-name="P14"><text:span text:style-name="T7">Developed C# middleware to automate cloud deployment (C#, AWS .NET SDK, Cloud Formation)</text:span></text:p>
        </text:list-item>
        <text:list-item>
          <text:p text:style-name="P14"><text:span text:style-name="T7">Development of scripts that will automate steps in the deployment of our software product on AWS (PowerShell, Bash, AWS, Cloud Formation) </text:span></text:p>
        </text:list-item>
        <text:list-item>
          <text:p text:style-name="P14"><text:span text:style-name="T7">Adapting frontend and backend code to operate on a distributed cloud stack (Java, Camel, Javascript, NodeJs) </text:span></text:p>
        </text:list-item>
        <text:list-item>
          <text:p text:style-name="P14"><text:span text:style-name="T7">Development of grawk parsing rules to accommodate changes to the backend/frontend infrastructure (ELK) </text:span></text:p>
        </text:list-item>
        <text:list-item>
          <text:p text:style-name="P14"><text:span text:style-name="T7">Design and implement distributed configuration of Java infrastructure (Docker, AWS, Java, Cloud Formation) </text:span></text:p>
        </text:list-item>
        <text:list-item>
          <text:p text:style-name="P14"><text:soft-page-break/><text:span text:style-name="T7">Convert Backend Java into AWS Lambda Service (AWS Lambda) </text:span></text:p>
        </text:list-item>
      </text:list>
      <text:p text:style-name="P6"/>
      <text:p text:style-name="P6"/>
      <text:p text:style-name="P8"><text:span text:style-name="T3">LightStanza | Boulder, Colorado (Contract)</text:span><text:span text:style-name="T2"><text:tab/> <text:tab/><text:tab/> August 2016 - November 2016</text:span></text:p>
      <text:p text:style-name="P8"><text:span text:style-name="T2">Software Engineer</text:span><text:span text:style-name="T5">: Full Stack: AngularJS, HTML, JavaScript, mongoDb, Github </text:span></text:p>
      <text:list xml:id="list989779831140995282" text:style-name="WWNum6">
        <text:list-item>
          <text:p text:style-name="P21"><text:span text:style-name="T7">Maintain and develop Java back end running LightStanze software (Node JS, Javascript, Angular I/II, Java) </text:span></text:p>
        </text:list-item>
      </text:list>
      <text:list xml:id="list8074215605678257191" text:style-name="WWNum3">
        <text:list-item>
          <text:p text:style-name="P22"><text:span text:style-name="T7">Responsible for design and implementation of cloud based architecture for application update (AWS, Docker ,Java)</text:span></text:p>
        </text:list-item>
      </text:list>
      <text:p text:style-name="P6"/>
      <text:p text:style-name="P6"/>
      <text:p text:style-name="P8"><text:span text:style-name="T3">Equilibrium Solar | Boulder, Colorado (Contract)</text:span><text:span text:style-name="T2"><text:tab/><text:tab/><text:tab/> August 2016 - September 2016</text:span></text:p>
      <text:p text:style-name="P8"><text:span text:style-name="T2">Software Engineer</text:span><text:span text:style-name="T5">: Full Stack : C#, LINQ, .NET, (COM) Interop OpenXML, AutoCAD, Github </text:span></text:p>
      <text:list xml:id="list1458471313869613099" text:style-name="WWNum15">
        <text:list-item>
          <text:p text:style-name="P23"><text:span text:style-name="T7">Design and implement software to automate ballast weight calculations for solar panels (Windows Forms, Open XML, .NET, C#, LINQ, AutoCAD) </text:span></text:p>
        </text:list-item>
      </text:list>
      <text:p text:style-name="P6"/>
      <text:p text:style-name="P8"><text:span text:style-name="T3">Corell Lab</text:span><text:span text:style-name="T4"> | </text:span><text:span text:style-name="T3">Boulder, Colorado </text:span><text:span text:style-name="T2"><text:tab/><text:tab/><text:tab/><text:tab/> <text:s text:c="16"/>May 2016 - July 2016</text:span></text:p>
      <text:p text:style-name="P8"><text:span text:style-name="T2">Research Associate/ Software Developer</text:span><text:span text:style-name="T5">: Python, Embedded C </text:span></text:p>
      <text:list xml:id="list4610282876891208042" text:style-name="WWNum21">
        <text:list-item>
          <text:p text:style-name="P24"><text:span text:style-name="T7">Designed and implemented an algorithm for distributed average consensus of a histogram <text:s/>(Python)</text:span></text:p>
        </text:list-item>
        <text:list-item>
          <text:p text:style-name="P24"><text:span text:style-name="T7">Re-implemented the original algorithm in embedded C on autonomous droplet robots (Embedded C) </text:span></text:p>
        </text:list-item>
      </text:list>
      <text:p text:style-name="P6"/>
      <text:p text:style-name="P8"><text:span text:style-name="T3">RXIT Software Solutions</text:span><text:span text:style-name="T4"> | </text:span><text:span text:style-name="T3">Longmont, Colorado</text:span><text:span text:style-name="T2"> <text:s/>         <text:tab/><text:tab/>June 2014 - February 2015 </text:span></text:p>
      <text:p text:style-name="P8"><text:span text:style-name="T2">Software Engineer</text:span><text:span text:style-name="T5">: C#, LINQ, SQL Server, MVC, Javascript, HTML, CSS, ASP.NET</text:span></text:p>
      <text:list xml:id="list6420020227623067188" text:style-name="WWNum16">
        <text:list-item>
          <text:p text:style-name="P25"><text:span text:style-name="T7">General Backend/ Frontend development (ASP.NET, LINQ, .NET MVC, HTML, CSS, JavaScript , SQL Server)</text:span></text:p>
        </text:list-item>
        <text:list-item>
          <text:p text:style-name="P25"><text:span text:style-name="T7">Development of Machine Performance Dashboard <text:s/>(Java, .NET MVC, Razer, Telerik) </text:span></text:p>
        </text:list-item>
        <text:list-item>
          <text:p text:style-name="P25"><text:span text:style-name="T7">Development of Serial Printer Application (.NET/C#)</text:span></text:p>
        </text:list-item>
        <text:list-item>
          <text:p text:style-name="P25"><text:span text:style-name="T7">Development of PDF generating Application <text:s/>(.NET/C#)</text:span></text:p>
        </text:list-item>
      </text:list>
      <text:p text:style-name="P4"/>
      <text:p text:style-name="P8"><text:span text:style-name="T3">Hoeffer Lab</text:span><text:span text:style-name="T4"> | </text:span><text:span text:style-name="T3">Boulder, Colorado</text:span><text:span text:style-name="T2"> <text:tab/><text:tab/><text:tab/> <text:s text:c="33"/>August 2013 - May 2014</text:span></text:p>
      <text:p text:style-name="P8"><text:soft-page-break/><text:span text:style-name="T2">Research Associate/ Software Developer/ IT</text:span><text:span text:style-name="T5">: Python, MATLAB, RTD </text:span></text:p>
      <text:list xml:id="list4513999411419029830" text:style-name="WWNum14">
        <text:list-item>
          <text:p text:style-name="P26"><text:span text:style-name="T7">Aided PI in setting up signal processing system using RTD Signal Processing System</text:span></text:p>
        </text:list-item>
        <text:list-item>
          <text:p text:style-name="P26"><text:span text:style-name="T7">Piped output of signal processing system into MATLAB for further analysis</text:span></text:p>
        </text:list-item>
        <text:list-item>
          <text:p text:style-name="P26"><text:span text:style-name="T7">Waveform analysis using Fast Fourier Transformation in MATLAB</text:span></text:p>
        </text:list-item>
      </text:list>
      <text:p text:style-name="P6"/>
      <text:p text:style-name="P8"><text:span text:style-name="T3">BURST Research Grant | Boulder, Colorado</text:span><text:span text:style-name="T2"> <text:tab/><text:tab/><text:tab/>August 2012 - August 2013</text:span></text:p>
      <text:p text:style-name="P8"><text:span text:style-name="T2">Research Associate/ Software Developer / IT </text:span><text:span text:style-name="T5">: Python</text:span></text:p>
      <text:list xml:id="list1391979260234010640" text:style-name="WWNum8">
        <text:list-item>
          <text:p text:style-name="P27"><text:span text:style-name="T7">Conducted research on the chemotherapeutic effects of taxol</text:span></text:p>
        </text:list-item>
        <text:list-item>
          <text:p text:style-name="P27"><text:span text:style-name="T7">PCR , Gel electrophoresis , microdosing assays , DNA-seq , RNA-seq</text:span></text:p>
        </text:list-item>
        <text:list-item>
          <text:p text:style-name="P27"><text:span text:style-name="T7">Processed sequencing data and analyzed potential regions of interest </text:span></text:p>
        </text:list-item>
      </text:list>
      <text:p text:style-name="P6"/>
      <text:p text:style-name="P8"><text:span text:style-name="T1">NOTABLE PROJECTS/ANALYTICAL APPLICATIONS: </text:span></text:p>
      <text:p text:style-name="P8"><text:span text:style-name="T7">Human Centered Computing </text:span></text:p>
      <text:list xml:id="list4314292704538806811" text:style-name="WWNum9">
        <text:list-item>
          <text:p text:style-name="P28"><text:span text:style-name="T7">Designed and implemented Web Application for buying and selling used</text:span></text:p>
        </text:list-item>
      </text:list>
      <text:p text:style-name="P41"><text:span text:style-name="T7"><text:s/>text books using Django, Mysql and Amazon Webservices </text:span></text:p>
      <text:p text:style-name="P8"><text:span text:style-name="T7">Swarm Intelligence: (Python)</text:span></text:p>
      <text:list xml:id="list4266918970951899008" text:style-name="WWNum22">
        <text:list-item>
          <text:p text:style-name="P29"><text:span text:style-name="T7">Developed 3 Layer Neural Network from scratch using linear algebra</text:span></text:p>
        </text:list-item>
        <text:list-item>
          <text:p text:style-name="P29"><text:span text:style-name="T7">Designed sentiment analyzer and classifier for unstructured and semistructured data</text:span></text:p>
        </text:list-item>
      </text:list>
      <text:p text:style-name="P41"><text:span text:style-name="T7">and the pipeline using (AWS )</text:span></text:p>
      <text:list xml:id="list1322733432336345969" text:style-name="WWNum7">
        <text:list-item>
          <text:p text:style-name="P30"><text:span text:style-name="T7">Designed and implemented an algorithm for distributed average consensus of a histogram</text:span></text:p>
        </text:list-item>
      </text:list>
      <text:p text:style-name="P44"><text:span text:style-name="T7">across a body of autonomous nodes </text:span></text:p>
      <text:p text:style-name="P44"><text:span text:style-name="T7">Link to paper: https://www.overleaf.com/4577240qvkmcw#/13796255/</text:span></text:p>
      <text:p text:style-name="P8"><text:span text:style-name="T7">Artificial Intelligence: (Python)</text:span></text:p>
      <text:list xml:id="list4691434026928149575" text:style-name="WWNum11">
        <text:list-item>
          <text:p text:style-name="P31"><text:span text:style-name="T7">Designed and implemented a search heuristic capable of finding shortest path through a graph</text:span></text:p>
        </text:list-item>
        <text:list-item>
          <text:p text:style-name="P31"><text:span text:style-name="T7">Designed and Implemented Hidden Markov Model to make future decisions based on a training set of data</text:span></text:p>
        </text:list-item>
        <text:list-item>
          <text:p text:style-name="P31"><text:span text:style-name="T7">Built multiple projects for advanced statistical inference, validation and modeling </text:span></text:p>
        </text:list-item>
      </text:list>
      <text:p text:style-name="P8"><text:soft-page-break/><text:span text:style-name="T7">Algorithms for Molecular Biology: (Python/ C++) </text:span></text:p>
      <text:list xml:id="list2672519728422069123" text:style-name="WWNum4">
        <text:list-item>
          <text:p text:style-name="P32"><text:span text:style-name="T7"><text:s/>Wrote Hidden Markov Model to determine sequence regions from live test data provided by</text:span></text:p>
        </text:list-item>
      </text:list>
      <text:p text:style-name="P44"><text:span text:style-name="T7">Dowell Lab (CU)</text:span></text:p>
      <text:list xml:id="list2360618240303385378" text:style-name="WWNum20">
        <text:list-item>
          <text:p text:style-name="P33"><text:span text:style-name="T7">Designed parsing program capable of identifying regions of DNA sequence that are vulnerable to</text:span></text:p>
        </text:list-item>
      </text:list>
      <text:p text:style-name="P44"><text:span text:style-name="T7">CRIPSR Cas9 modification inspired by Natural Language Processing techniques</text:span></text:p>
      <text:list xml:id="list4396340882973213238" text:style-name="WWNum2">
        <text:list-item>
          <text:p text:style-name="P34"><text:span text:style-name="T7">Reimplemented UNIFRAC algorithm within QIIME in C++</text:span></text:p>
        </text:list-item>
      </text:list>
      <text:p text:style-name="P8"><text:span text:style-name="T7">Computer Networks and the Internet: (C and Python) </text:span></text:p>
      <text:list xml:id="list8979490653945658982" text:style-name="WWNum12">
        <text:list-item>
          <text:p text:style-name="P35"><text:span text:style-name="T7">Implemented an Onion router using Python </text:span></text:p>
        </text:list-item>
        <text:list-item>
          <text:p text:style-name="P35"><text:span text:style-name="T7">Implemented lower level chat room using C socket programming and TCP protocols</text:span></text:p>
        </text:list-item>
        <text:list-item>
          <text:p text:style-name="P35"><text:span text:style-name="T7">Rewrote the simple chat room to handle multiple clients</text:span></text:p>
        </text:list-item>
      </text:list>
      <text:p text:style-name="P6"/>
      <text:p text:style-name="P8"><text:span text:style-name="T1">NOTABLE COURSEWORK:</text:span></text:p>
      <text:p text:style-name="P9"><text:span text:style-name="T1"><text:tab/>Computer science </text:span></text:p>
      <text:p text:style-name="P9"><text:span text:style-name="T1"><text:tab/><text:tab/></text:span><text:span text:style-name="T10">Data structures, Computer Systems, Software Development and Tools, Computer Programming, Robotics, Discrete mathematics, Statistics, Swarm Intelligence, Artificial Intelligence, Computer Networks and the Internet, Algorithms</text:span></text:p>
      <text:p text:style-name="P9"><text:span text:style-name="T6">Graduate Level:</text:span></text:p>
      <text:p text:style-name="P42"><text:span text:style-name="T5">Computer Networks and The Internet, Swarm Intelligence </text:span></text:p>
      <text:p text:style-name="P2"/>
      <text:p text:style-name="P9"><text:span text:style-name="T1">Neuroscience:</text:span></text:p>
      <text:p text:style-name="P46"><text:span text:style-name="T10">Bioinformatics and Genomics, Algorithms for Molecular Biology,Neuropharmacology, Computational Cognitive Neuroscience, Chemistry I/ II, Molecular Biology I/ II, Genetics, Organic Chemistry, Behavioral Neuroscience, Calculus I/II, Statistics for Neuroscience, Molecular Basis of Disease </text:span></text:p>
      <text:p text:style-name="P6"/>
      <text:p text:style-name="P6"/>
      <text:p text:style-name="P4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Cambria" fo:font-family="Cambria" style:font-family-generic="roman" style:font-pitch="variable" fo:font-size="8pt" style:text-underline-style="none" style:font-size-asian="8pt" style:font-size-complex="8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Cambria" fo:font-family="Cambria" style:font-family-generic="roman" style:font-pitch="variable" fo:font-size="8pt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15%"/>
    </style:style>
    <style:style style:name="MP2" style:family="paragraph" style:parent-style-name="Standard">
      <style:paragraph-properties fo:margin-left="-0.1874in" fo:margin-right="-0.1252in" fo:margin-top="0in" fo:margin-bottom="0in" loext:contextual-spacing="false" fo:line-height="115%" fo:text-align="center" style:justify-single-word="false" fo:text-indent="0in" style:auto-text-indent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indent="0.5in" style:auto-text-indent="false"/>
    </style:style>
    <style:style style:name="MP5" style:family="paragraph" style:parent-style-name="Standard">
      <style:paragraph-properties fo:margin-top="0in" fo:margin-bottom="0in" loext:contextual-spacing="false" fo:line-height="115%"/>
      <style:text-properties style:font-name="Cambria" fo:font-weight="bold" style:font-name-asian="Cambria1" style:font-weight-asian="bold" style:font-name-complex="Cambria1"/>
    </style:style>
    <style:style style:name="MP6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Cambria" fo:font-size="14pt" fo:font-weight="bold" style:font-name-asian="Cambria1" style:font-size-asian="14pt" style:font-weight-asian="bold" style:font-name-complex="Cambria1" style:font-size-complex="14pt"/>
    </style:style>
    <style:style style:name="MT2" style:family="text">
      <style:text-properties style:font-name="Cambria" style:font-name-asian="Cambria1" style:font-name-complex="Cambria1"/>
    </style:style>
    <style:style style:name="MT3" style:family="text">
      <style:text-properties fo:color="#000099" style:font-name="Cambria" style:font-name-asian="Cambria1" style:font-name-complex="Cambria1"/>
    </style:style>
    <style:style style:name="MT4" style:family="text">
      <style:text-properties style:font-name="Cambria" fo:font-size="10pt" fo:font-weight="bold" style:font-name-asian="Cambria1" style:font-size-asian="10pt" style:font-weight-asian="bold" style:font-name-complex="Cambria1" style:font-size-complex="10pt"/>
    </style:style>
    <style:style style:name="MT5" style:family="text">
      <style:text-properties style:font-name="Cambria" fo:font-weight="bold" style:font-name-asian="Cambria1" style:font-weight-asian="bold" style:font-name-complex="Cambria1"/>
    </style:style>
    <style:style style:name="MT6" style:family="text">
      <style:text-properties style:font-name="Cambria" fo:font-style="italic" style:font-name-asian="Cambria1" style:font-style-asian="italic" style:font-name-complex="Cambria1"/>
    </style:style>
    <style:style style:name="MT7" style:family="text">
      <style:text-properties fo:color="#1155cc" style:font-name="Cambria" fo:font-size="10pt" style:text-underline-style="solid" style:text-underline-width="auto" style:text-underline-color="font-color" fo:font-weight="bold" style:font-name-asian="Cambria1" style:font-size-asian="10pt" style:font-weight-asian="bold" style:font-name-complex="Cambria1" style:font-size-complex="10pt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2"><text:span text:style-name="MT1">Joseph Jackson</text:span></text:p>
        <text:p text:style-name="MP3"><text:span text:style-name="MT2">4731 Santa Cruz Avenue | San Diego CA, 92107 <text:s/>| joja5627@gmail.com</text:span><text:span text:style-name="MT3"> </text:span><text:span text:style-name="MT2">| 303.501.5076</text:span></text:p>
        <text:p text:style-name="MP3"><text:span text:style-name="MT4">EDUCATION: </text:span><text:span text:style-name="MT2">University of Colorado</text:span><text:span text:style-name="MT5"> | </text:span><text:span text:style-name="MT2">Boulder, Colorado    </text:span></text:p>
        <text:p text:style-name="MP1"><text:span text:style-name="MT2">      <text:tab/><text:tab/>November 2016: </text:span><text:span text:style-name="MT6">Computer science B.A. GPA 3.875</text:span><text:span text:style-name="MT2">, <text:s/></text:span><text:span text:style-name="MT6">Neuroscience B.A. GPA 3.66</text:span></text:p>
        <text:p text:style-name="MP1"><text:span text:style-name="MT6"><text:tab/></text:span><text:span text:style-name="MT4">LINKEDIN</text:span><text:span text:style-name="MT5">: </text:span><text:a xlink:type="simple" xlink:href="http://www.linkedin.com/in/joseph-jackson-16818999" text:style-name="Internet_20_link" text:visited-style-name="Visited_20_Internet_20_Link"><text:span text:style-name="MT7">www.linkedin.com/in/joseph-jackson-16818999</text:span></text:a></text:p>
        <text:p text:style-name="MP4"><text:span text:style-name="MT4">SKYPE: joja5627@gmail.com</text:span></text:p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113" meta:word-count="1019" meta:character-count="7052" meta:non-whitespace-character-count="6044"/>
    <meta:generator>LibreOfficeDev/5.1.0.3$Linux_X86_64 LibreOffice_project/</meta:generator>
  </office:meta>
</office:document-meta>
</file>